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000000" draw:fill-gradient-name="Gradient_20_9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000000" draw:fill-gradient-name="Gradient_20_1" draw:textarea-horizontal-align="justify" draw:textarea-vertical-align="middle" draw:auto-grow-height="fals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0.848cm" svg:x="0.743cm" svg:y="0.15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5cm" svg:height="0.846cm" svg:x="0.743cm" svg:y="1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3" draw:text-style-name="P1" draw:layer="layout" svg:width="0.361cm" svg:height="0.371cm" svg:x="0.806cm" svg:y="0cm">
          <text:p/>
        </draw:ellipse>
        <draw:ellipse draw:style-name="gr3" draw:text-style-name="P1" draw:layer="layout" svg:width="0.361cm" svg:height="0.371cm" svg:x="0.809cm" svg:y="1.627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27T04:03:00.53</dc:date>
    <dc:creator>Wincent Balin</dc:creator>
    <meta:editing-duration>PT09H37M40S</meta:editing-duration>
    <meta:editing-cycles>7</meta:editing-cycles>
    <meta:generator>OpenOffice.org/3.2$Win32 OpenOffice.org_project/320m18$Build-9502</meta:generator>
    <meta:document-statistic meta:object-count="4"/>
  </office:meta>
</office:document-meta>
</file>